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roll 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school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4">00/00/0000</text:date>, <text:time style:data-style-name="N2" text:time-value="15:02:46.4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S</meta:editing-duration>
    <meta:editing-cycles>4</meta:editing-cycles>
    <meta:generator>LibreOffice/4.4.2.2$Windows_x86 LibreOffice_project/c4c7d32d0d49397cad38d62472b0bc8acff48dd6</meta:generator>
    <dc:date>2023-04-14T15:02:52.986000000</dc:date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